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AB610386CF4241DD16.png" manifest:media-type="image/png"/>
  <manifest:file-entry manifest:full-path="Pictures/10000001000002DE00000029650C990B490B02DF.png" manifest:media-type="image/png"/>
  <manifest:file-entry manifest:full-path="Pictures/1000000100000289000000DD1BE77AB246552672.png" manifest:media-type="image/png"/>
  <manifest:file-entry manifest:full-path="Pictures/10000001000002890000002946CF5F4F6DF47DE9.png" manifest:media-type="image/png"/>
  <manifest:file-entry manifest:full-path="Pictures/1000000100000247000000CAAAA4414096EA6AF5.png" manifest:media-type="image/png"/>
  <manifest:file-entry manifest:full-path="Pictures/100000010000028500000031E083851E411930D4.png" manifest:media-type="image/png"/>
  <manifest:file-entry manifest:full-path="Pictures/100000010000024B000000CA126DE84C6DE5C195.png" manifest:media-type="image/png"/>
  <manifest:file-entry manifest:full-path="Pictures/10000001000002E3000000AE427B0C8001D61210.png" manifest:media-type="image/png"/>
  <manifest:file-entry manifest:full-path="Pictures/10000001000002D700000127905E056CAE159750.png" manifest:media-type="image/png"/>
  <manifest:file-entry manifest:full-path="Pictures/100000010000040500000115CFFD242CCABDC99F.png" manifest:media-type="image/png"/>
  <manifest:file-entry manifest:full-path="Pictures/10000001000002DA000000972B882EC2D8E8A901.png" manifest:media-type="image/png"/>
  <manifest:file-entry manifest:full-path="Pictures/10000001000002880000017A8DFB98069C8660C7.png" manifest:media-type="image/png"/>
  <manifest:file-entry manifest:full-path="Pictures/10000001000004050000019233FC1BD3C2FCDD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315" officeooo:paragraph-rsid="000f5315"/>
    </style:style>
    <style:style style:name="P2" style:family="paragraph" style:parent-style-name="Standard">
      <style:text-properties officeooo:rsid="00111c59" officeooo:paragraph-rsid="00111c59"/>
    </style:style>
    <style:style style:name="P3" style:family="paragraph" style:parent-style-name="Standard">
      <style:text-properties officeooo:rsid="0011e24d" officeooo:paragraph-rsid="0011e24d"/>
    </style:style>
    <style:style style:name="P4" style:family="paragraph" style:parent-style-name="Standard">
      <style:text-properties officeooo:rsid="0011f76c" officeooo:paragraph-rsid="0011f76c"/>
    </style:style>
    <style:style style:name="P5" style:family="paragraph" style:parent-style-name="Standard">
      <style:text-properties officeooo:rsid="00138032" officeooo:paragraph-rsid="001380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s </text:p>
      <text:p text:style-name="P1"/>
      <text:p text:style-name="P1"/>
      <text:p text:style-name="P1">1.</text:p>
      <text:p text:style-name="P1"><draw:frame draw:style-name="fr1" draw:name="Image1" text:anchor-type="char" svg:width="17cm" svg:height="6.641cm" draw:z-index="0"><draw:image xlink:href="Pictures/10000001000004050000019233FC1BD3C2FCDD66.png" xlink:type="simple" xlink:show="embed" xlink:actuate="onLoad" draw:mime-type="image/png"/></draw:frame>.</text:p>
      <text:p text:style-name="P1"/>
      <text:p text:style-name="P1"/>
      <text:p text:style-name="P1">2.</text:p>
      <text:p text:style-name="P1"><draw:frame draw:style-name="fr1" draw:name="Image2" text:anchor-type="char" svg:width="17cm" svg:height="4.576cm" draw:z-index="1"><draw:image xlink:href="Pictures/100000010000040500000115CFFD242CCABDC99F.png" xlink:type="simple" xlink:show="embed" xlink:actuate="onLoad" draw:mime-type="image/png"/></draw:frame>.</text:p>
      <text:p text:style-name="P1"/>
      <text:p text:style-name="P1">3.</text:p>
      <text:p text:style-name="P1"><draw:frame draw:style-name="fr1" draw:name="Image3" text:anchor-type="char" svg:width="17cm" svg:height="9.917cm" draw:z-index="2"><draw:image xlink:href="Pictures/10000001000002880000017A8DFB98069C8660C7.png" xlink:type="simple" xlink:show="embed" xlink:actuate="onLoad" draw:mime-type="image/png"/></draw:frame><text:soft-page-break/>.</text:p>
      <text:p text:style-name="P1"/>
      <text:p text:style-name="P1"/>
      <text:p text:style-name="P1"/>
      <text:p text:style-name="P1">4.</text:p>
      <text:p text:style-name="P1"/>
      <text:p text:style-name="P1"><draw:frame draw:style-name="fr1" draw:name="Image4" text:anchor-type="char" svg:width="17cm" svg:height="6.897cm" draw:z-index="3"><draw:image xlink:href="Pictures/10000001000002D700000127905E056CAE159750.png" xlink:type="simple" xlink:show="embed" xlink:actuate="onLoad" draw:mime-type="image/png"/></draw:frame>.</text:p>
      <text:p text:style-name="P1"/>
      <text:p text:style-name="P1"/>
      <text:p text:style-name="P1">5.</text:p>
      <text:p text:style-name="P1"><draw:frame draw:style-name="fr1" draw:name="Image5" text:anchor-type="char" svg:width="17cm" svg:height="4.002cm" draw:z-index="4"><draw:image xlink:href="Pictures/10000001000002E3000000AE427B0C8001D61210.png" xlink:type="simple" xlink:show="embed" xlink:actuate="onLoad" draw:mime-type="image/png"/></draw:frame><text:soft-page-break/>.</text:p>
      <text:p text:style-name="P1"/>
      <text:p text:style-name="P1"/>
      <text:p text:style-name="P2">6.</text:p>
      <text:p text:style-name="P2"><draw:frame draw:style-name="fr3" draw:name="Image6" text:anchor-type="char" svg:width="15.531cm" svg:height="5.345cm" draw:z-index="5"><draw:image xlink:href="Pictures/100000010000024B000000CA126DE84C6DE5C195.png" xlink:type="simple" xlink:show="embed" xlink:actuate="onLoad" draw:mime-type="image/png"/></draw:frame>.</text:p>
      <text:p text:style-name="P2"/>
      <text:p text:style-name="P2"/>
      <text:p text:style-name="P2">7.</text:p>
      <text:p text:style-name="P2">.</text:p>
      <text:p text:style-name="P2"><draw:frame draw:style-name="fr2" draw:name="Image8" text:anchor-type="char" svg:x="0.45cm" svg:y="0.358cm" svg:width="17cm" svg:height="1.291cm" draw:z-index="7"><draw:image xlink:href="Pictures/100000010000028500000031E083851E411930D4.png" xlink:type="simple" xlink:show="embed" xlink:actuate="onLoad" draw:mime-type="image/png"/></draw:frame><draw:frame draw:style-name="fr2" draw:name="Image7" text:anchor-type="char" svg:x="0.45cm" svg:y="1.647cm" svg:width="15.425cm" svg:height="5.345cm" draw:z-index="6"><draw:image xlink:href="Pictures/1000000100000247000000CAAAA4414096EA6AF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text:soft-page-break/>8.</text:p>
      <text:p text:style-name="P3"><draw:frame draw:style-name="fr2" draw:name="Image9" text:anchor-type="char" svg:x="0.318cm" svg:y="0.228cm" svg:width="17cm" svg:height="5.787cm" draw:z-index="8"><draw:image xlink:href="Pictures/1000000100000289000000DD1BE77AB246552672.png" xlink:type="simple" xlink:show="embed" xlink:actuate="onLoad" draw:mime-type="image/png"/></draw:frame></text:p>
      <text:p text:style-name="P2"/>
      <text:p text:style-name="P2"/>
      <text:p text:style-name="P4">9.</text:p>
      <text:p text:style-name="P4"/>
      <text:p text:style-name="P4"><draw:frame draw:style-name="fr2" draw:name="Image10" text:anchor-type="char" svg:x="1.64cm" svg:y="0.15cm" svg:width="17cm" svg:height="1.072cm" draw:z-index="9"><draw:image xlink:href="Pictures/10000001000002890000002946CF5F4F6DF47DE9.png" xlink:type="simple" xlink:show="embed" xlink:actuate="onLoad" draw:mime-type="image/png"/></draw:frame><draw:frame draw:style-name="fr2" draw:name="Image11" text:anchor-type="char" svg:x="1.561cm" svg:y="1.49cm" svg:width="17cm" svg:height="0.949cm" draw:z-index="10"><draw:image xlink:href="Pictures/10000001000002DE00000029650C990B490B02DF.png" xlink:type="simple" xlink:show="embed" xlink:actuate="onLoad" draw:mime-type="image/png"/></draw:frame><draw:frame draw:style-name="fr2" draw:name="Image12" text:anchor-type="char" svg:x="1.588cm" svg:y="2.678cm" svg:width="12.7cm" svg:height="4.524cm" draw:z-index="11"><draw:image xlink:href="Pictures/10000001000001E0000000AB610386CF4241DD1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. 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char" svg:width="17cm" svg:height="3.515cm" draw:z-index="12"><draw:image xlink:href="Pictures/10000001000002DA000000972B882EC2D8E8A901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5:46:47.126458990</meta:creation-date>
    <dc:date>2022-08-11T17:11:17.905433078</dc:date>
    <meta:editing-duration>PT13M28S</meta:editing-duration>
    <meta:editing-cycles>1</meta:editing-cycles>
    <meta:document-statistic meta:table-count="0" meta:image-count="13" meta:object-count="0" meta:page-count="4" meta:paragraph-count="18" meta:word-count="18" meta:character-count="38" meta:non-whitespace-character-count="36"/>
    <meta:generator>LibreOffice/7.3.3.2$Linux_X86_64 LibreOffice_project/30$Build-2</meta:generator>
  </office:meta>
</office:document-meta>
</file>